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1E0332B5D9E4DA711F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79cm, 0cm, 0.773cm, 12.096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015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016cm" fo:min-width="0cm"/>
    </style:style>
    <style:style style:name="gr4" style:family="graphic" style:parent-style-name="objectwithoutfill">
      <style:graphic-properties draw:stroke="dash" draw:stroke-dash="Dashed_20__28_var_29_" svg:stroke-width="0.053cm" svg:stroke-color="#ff972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stroke="dash" draw:stroke-dash="Fine_20_Dashed" svg:stroke-width="0.053cm" svg:stroke-color="#ff972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fill-color="#ff972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3cm" fo:min-width="3.0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3cm" fo:min-width="2.331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972f"/>
      <style:paragraph-properties fo:text-align="center"/>
    </style:style>
    <style:style style:name="P5" style:family="paragraph">
      <style:text-properties fo:color="#ffffff"/>
    </style:style>
    <style:style style:name="P6" style:family="paragraph">
      <loext:graphic-properties draw:fill="none" draw:fill-color="#ffffff"/>
      <style:text-properties fo:color="#ffffff"/>
    </style:style>
    <style:style style:name="P7" style:family="paragraph">
      <loext:graphic-properties draw:fill-color="#ffffff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176cm" svg:height="18.682cm" draw:transform="skewX (0.000174532925199433) rotate (1.5709708597201) translate (4.4cm 9.8cm)">
          <draw:image xlink:href="Pictures/1000000000000280000001E0332B5D9E4DA711FE.png" xlink:type="simple" xlink:show="embed" xlink:actuate="onLoad" loext:mime-type="image/png">
            <text:p/>
          </draw:image>
        </draw:frame>
        <draw:custom-shape draw:style-name="gr2" draw:text-style-name="P2" draw:layer="layout" svg:width="0.374cm" svg:height="0.373cm" svg:x="12.06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3cm" svg:height="0.374cm" svg:x="11.126cm" svg:y="4.56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3cm" svg:height="0.374cm" svg:x="12.247cm" svg:y="4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94cm" svg:y1="7.184cm" svg:x2="12.622cm" svg:y2="3.074cm">
          <text:p/>
        </draw:line>
        <draw:line draw:style-name="gr5" draw:text-style-name="P3" draw:layer="layout" svg:x1="14.677cm" svg:y1="3.074cm" svg:x2="10.94cm" svg:y2="7.184cm">
          <text:p/>
        </draw:line>
        <draw:custom-shape draw:style-name="gr6" draw:text-style-name="P4" draw:layer="layout" svg:width="0.374cm" svg:height="0.374cm" svg:x="10.753cm" svg:y="6.99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72.2586691658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2.622cm" svg:y1="3.074cm" svg:x2="14.677cm" svg:y2="3.074cm">
          <text:p/>
        </draw:line>
        <draw:custom-shape draw:style-name="gr3" draw:text-style-name="P2" draw:layer="layout" svg:width="0.374cm" svg:height="0.374cm" svg:x="14.112cm" svg:y="4.9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4cm" svg:height="0.374cm" svg:x="17.187cm" svg:y="7.7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74cm" svg:height="0.374cm" svg:x="17.193cm" svg:y="8.33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72.2586691658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5.081cm" svg:height="1.063cm" svg:x="17.48cm" svg:y="7.619cm">
          <draw:text-box>
            <text:p text:style-name="P5"><text:span text:style-name="T1">Defender location</text:span></text:p>
          </draw:text-box>
        </draw:frame>
        <draw:frame draw:style-name="gr8" draw:text-style-name="P6" draw:layer="layout" svg:width="4.007cm" svg:height="1.063cm" svg:x="17.48cm" svg:y="8.181cm">
          <draw:text-box>
            <text:p text:style-name="P5"><text:span text:style-name="T1">Shot location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5T19:41:52.068000000</meta:creation-date>
    <dc:date>2020-08-05T22:23:47.467000000</dc:date>
    <meta:editing-duration>PT12M52S</meta:editing-duration>
    <meta:editing-cycles>3</meta:editing-cycles>
    <meta:generator>LibreOffice/6.2.3.2$Windows_X86_64 LibreOffice_project/aecc05fe267cc68dde00352a451aa867b3b546ac</meta:generator>
    <meta:document-statistic meta:object-count="36"/>
  </office:meta>
</office:document-meta>
</file>